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atang" svg:font-family="Batang" style:font-family-generic="roman" style:font-pitch="variable" svg:panose-1="2 3 6 0 0 1 1 1 1 1"/>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style>
    <style:style style:name="P2" style:parent-style-name="Standard" style:family="paragraph">
      <style:paragraph-properties fo:text-align="justify"/>
    </style:style>
    <style:style style:name="P3" style:parent-style-name="Standard" style:family="paragraph">
      <style:paragraph-properties fo:text-align="center"/>
      <style:text-properties fo:font-weight="bold" style:font-weight-asian="bold"/>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T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7" style:parent-style-name="DefaultParagraphFont" style:family="text">
      <style:text-properties style:text-position="super 63.6%" fo:font-size="11pt" style:font-size-asian="11pt" style:font-size-complex="11pt"/>
    </style:style>
    <style:style style:name="T8" style:parent-style-name="DefaultParagraphFont" style:family="text">
      <style:text-properties fo:font-size="11pt" style:font-size-asian="11pt" style:font-size-complex="11pt"/>
    </style:style>
    <style:style style:name="T9" style:parent-style-name="DefaultParagraphFont" style:family="text">
      <style:text-properties style:text-position="super 63.6%" fo:font-size="11pt" style:font-size-asian="11pt" style:font-size-complex="11pt"/>
    </style:style>
    <style:style style:name="T10" style:parent-style-name="DefaultParagraphFont" style:family="text">
      <style:text-properties fo:font-size="11pt" style:font-size-asian="11pt" style:font-size-complex="11pt"/>
    </style:style>
    <style:style style:name="T11" style:parent-style-name="DefaultParagraphFont" style:family="text">
      <style:text-properties style:text-position="super 63.6%" fo:font-size="11pt" style:font-size-asian="11pt" style:font-size-complex="11pt"/>
    </style:style>
    <style:style style:name="T12" style:parent-style-name="DefaultParagraphFont" style:family="text">
      <style:text-properties fo:font-size="11pt" style:font-size-asian="11pt" style:font-size-complex="11pt"/>
    </style:style>
    <style:style style:name="T13" style:parent-style-name="DefaultParagraphFont" style:family="text">
      <style:text-properties style:text-position="super 63.6%" fo:font-size="11pt" style:font-size-asian="11pt" style:font-size-complex="11pt"/>
    </style:style>
    <style:style style:name="P14" style:parent-style-name="Standard" style:family="paragraph">
      <style:paragraph-properties fo:text-align="center"/>
    </style:style>
    <style:style style:name="T15" style:parent-style-name="DefaultParagraphFont" style:family="text">
      <style:text-properties style:text-position="super 63.6%" fo:font-size="11pt" style:font-size-asian="11pt" style:font-size-complex="11pt"/>
    </style:style>
    <style:style style:name="T16" style:parent-style-name="DefaultParagraphFont" style:family="text">
      <style:text-properties fo:font-size="11pt" style:font-size-asian="11pt" style:font-size-complex="11pt"/>
    </style:style>
    <style:style style:name="P17" style:parent-style-name="Standard" style:family="paragraph">
      <style:paragraph-properties fo:text-align="center"/>
    </style:style>
    <style:style style:name="T18" style:parent-style-name="DefaultParagraphFont" style:family="text">
      <style:text-properties style:text-position="super 63.6%" fo:font-size="11pt" style:font-size-asian="11pt" style:font-size-complex="11pt"/>
    </style:style>
    <style:style style:name="T19" style:parent-style-name="DefaultParagraphFont" style:family="text">
      <style:text-properties fo:font-size="11pt" style:font-size-asian="11pt" style:font-size-complex="11pt"/>
    </style:style>
    <style:style style:name="T20" style:parent-style-name="DefaultParagraphFont" style:family="text">
      <style:text-properties fo:font-size="11pt" style:font-size-asian="11pt" style:font-size-complex="11pt"/>
    </style:style>
    <style:style style:name="P21" style:parent-style-name="Standard" style:family="paragraph">
      <style:paragraph-properties fo:text-align="center"/>
    </style:style>
    <style:style style:name="P22" style:parent-style-name="NormalWeb" style:family="paragraph">
      <style:paragraph-properties fo:text-align="justify" fo:margin-bottom="0in"/>
    </style:style>
    <style:style style:name="T23" style:parent-style-name="DefaultParagraphFont" style:family="text">
      <style:text-properties fo:font-size="11pt" style:font-size-asian="11pt" style:font-size-complex="11pt"/>
    </style:style>
    <style:style style:name="T24" style:parent-style-name="DefaultParagraphFont" style:family="text">
      <style:text-properties style:text-position="super 63.6%"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size="11pt" style:font-size-asian="11pt" style:font-size-complex="11pt"/>
    </style:style>
    <style:style style:name="T28" style:parent-style-name="DefaultParagraphFont" style:family="text">
      <style:text-properties fo:font-size="11pt" style:font-size-asian="11pt" style:font-size-complex="11pt"/>
    </style:style>
    <style:style style:name="T29" style:parent-style-name="DefaultParagraphFont" style:family="text">
      <style:text-properties fo:font-size="11pt" style:font-size-asian="11pt" style:font-size-complex="11pt"/>
    </style:style>
    <style:style style:name="T30" style:parent-style-name="DefaultParagraphFont" style:family="text">
      <style:text-properties fo:font-size="11pt" style:font-size-asian="11pt" style:font-size-complex="11pt"/>
    </style:style>
    <style:style style:name="T31" style:parent-style-name="DefaultParagraphFont" style:family="text">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T33" style:parent-style-name="DefaultParagraphFont" style:family="text">
      <style:text-properties fo:font-size="11pt" style:font-size-asian="11pt" style:font-size-complex="11pt"/>
    </style:style>
    <style:style style:name="P34" style:parent-style-name="NormalWeb" style:family="paragraph">
      <style:paragraph-properties fo:text-align="justify" fo:margin-bottom="0in"/>
    </style:style>
    <style:style style:name="T35" style:parent-style-name="DefaultParagraphFont" style:family="text">
      <style:text-properties fo:color="#000000" fo:font-size="11pt" style:font-size-asian="11pt" style:font-size-complex="11pt"/>
    </style:style>
    <style:style style:name="T36" style:parent-style-name="DefaultParagraphFont" style:family="text">
      <style:text-properties fo:color="#000000" fo:font-size="11pt" style:font-size-asian="11pt" style:font-size-complex="11pt"/>
    </style:style>
    <style:style style:name="T37" style:parent-style-name="DefaultParagraphFont" style:family="text">
      <style:text-properties fo:color="#000000" fo:font-size="11pt" style:font-size-asian="11pt" style:font-size-complex="11pt"/>
    </style:style>
    <style:style style:name="T38" style:parent-style-name="DefaultParagraphFont" style:family="text">
      <style:text-properties fo:color="#000000" fo:font-size="11pt" style:font-size-asian="11pt" style:font-size-complex="11pt"/>
    </style:style>
    <style:style style:name="P39" style:parent-style-name="NormalWeb" style:family="paragraph">
      <style:paragraph-properties fo:text-align="justify" fo:margin-bottom="0in"/>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T44" style:parent-style-name="DefaultParagraphFont" style:family="text">
      <style:text-properties fo:font-size="11pt" style:font-size-asian="11pt" style:font-size-complex="11pt"/>
    </style:style>
    <style:style style:name="T45" style:parent-style-name="DefaultParagraphFont" style:family="text">
      <style:text-properties fo:font-size="11pt" style:font-size-asian="11pt" style:font-size-complex="11pt"/>
    </style:style>
    <style:style style:name="T46" style:parent-style-name="DefaultParagraphFont"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T48" style:parent-style-name="DefaultParagraphFont" style:family="text">
      <style:text-properties fo:font-size="11pt" style:font-size-asian="11pt" style:font-size-complex="11pt"/>
    </style:style>
    <style:style style:name="P49" style:parent-style-name="NormalWeb" style:family="paragraph">
      <style:paragraph-properties fo:text-align="justify" fo:margin-bottom="0in"/>
    </style:style>
    <style:style style:name="T50" style:parent-style-name="DefaultParagraphFont" style:family="text">
      <style:text-properties fo:font-size="11pt" style:font-size-asian="11pt" style:font-size-complex="11pt"/>
    </style:style>
    <style:style style:name="T51" style:parent-style-name="DefaultParagraphFont" style:family="text">
      <style:text-properties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P58" style:parent-style-name="Standard" style:family="paragraph">
      <style:paragraph-properties fo:text-align="justify"/>
    </style:style>
    <style:style style:name="P59" style:parent-style-name="Normal" style:family="paragraph">
      <style:paragraph-properties fo:text-align="justify"/>
      <style:text-properties fo:font-weight="bold" style:font-weight-asian="bold" fo:font-size="10pt" style:font-size-asian="10pt" style:font-size-complex="10pt"/>
    </style:style>
    <style:style style:name="P60" style:parent-style-name="Normal" style:family="paragraph">
      <style:paragraph-properties fo:text-align="justify"/>
    </style:style>
    <style:style style:name="T61" style:parent-style-name="DefaultParagraphFont" style:family="text">
      <style:text-properties fo:font-size="11pt" style:font-size-asian="11pt" style:font-size-complex="11pt"/>
    </style:style>
    <style:style style:name="T62" style:parent-style-name="Hyperlink" style:family="text">
      <style:text-properties fo:font-size="11pt" style:font-size-asian="11pt" style:font-size-complex="11pt"/>
    </style:style>
    <style:style style:name="T63" style:parent-style-name="Hyperlink" style:family="text">
      <style:text-properties fo:font-size="11pt" style:font-size-asian="11pt" style:font-size-complex="11pt"/>
    </style:style>
    <style:style style:name="T64" style:parent-style-name="Hyperlink" style:family="text">
      <style:text-properties fo:font-size="11pt" style:font-size-asian="11pt" style:font-size-complex="11pt"/>
    </style:style>
    <style:style style:name="P65" style:parent-style-name="Standard" style:family="paragraph">
      <style:paragraph-properties fo:text-align="justify"/>
    </style:style>
    <style:style style:name="P66" style:parent-style-name="Standard" style:family="paragraph">
      <style:paragraph-properties fo:text-align="justify"/>
      <style:text-properties fo:font-weight="bold" style:font-weight-asian="bold"/>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text-properties fo:font-weight="bold" style:font-weight-asian="bold"/>
    </style:style>
    <style:style style:name="P70" style:parent-style-name="Normal" style:family="paragraph">
      <style:paragraph-properties fo:text-align="justify"/>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style:text-position="super 63.6%"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T75" style:parent-style-name="DefaultParagraphFont" style:family="text">
      <style:text-properties fo:font-size="11pt" style:font-size-asian="11pt" style:font-size-complex="11pt"/>
    </style:style>
    <style:style style:name="T76" style:parent-style-name="DefaultParagraphFont" style:family="text">
      <style:text-properties fo:font-size="11pt" style:font-size-asian="11pt" style:font-size-complex="11pt"/>
    </style:style>
    <style:style style:name="T77" style:parent-style-name="DefaultParagraphFont" style:family="text">
      <style:text-properties fo:font-size="11pt" style:font-size-asian="11pt" style:font-size-complex="11pt"/>
    </style:style>
    <style:style style:name="T78" style:parent-style-name="DefaultParagraphFont" style:family="text">
      <style:text-properties fo:font-size="11pt" style:font-size-asian="11pt" style:font-size-complex="11pt"/>
    </style:style>
    <style:style style:name="P79" style:parent-style-name="Normal" style:family="paragraph">
      <style:paragraph-properties fo:text-align="justify"/>
      <style:text-properties fo:font-size="11pt" style:font-size-asian="11pt" style:font-size-complex="11pt"/>
    </style:style>
    <style:style style:name="P80" style:parent-style-name="Normal" style:family="paragraph">
      <style:paragraph-properties fo:text-align="justify"/>
      <style:text-properties fo:font-size="11pt" style:font-size-asian="11pt" style:font-size-complex="11pt"/>
    </style:style>
    <style:style style:name="P81" style:parent-style-name="Normal" style:family="paragraph">
      <style:paragraph-properties fo:text-align="justify"/>
      <style:text-properties fo:font-size="11pt" style:font-size-asian="11pt" style:font-size-complex="11pt"/>
    </style:style>
    <style:style style:name="P82" style:parent-style-name="Normal" style:family="paragraph">
      <style:paragraph-properties fo:text-align="justify"/>
      <style:text-properties fo:font-size="11pt" style:font-size-asian="11pt" style:font-size-complex="11pt"/>
    </style:style>
    <style:style style:name="P83" style:parent-style-name="Normal" style:family="paragraph">
      <style:paragraph-properties fo:text-align="justify"/>
      <style:text-properties fo:font-size="11pt" style:font-size-asian="11pt" style:font-size-complex="11pt"/>
    </style:style>
    <style:style style:name="P84" style:parent-style-name="Standard" style:family="paragraph">
      <style:text-properties fo:font-weight="bold" style:font-weight-asian="bold"/>
    </style:style>
    <style:style style:name="P85" style:parent-style-name="Normal" style:family="paragraph">
      <style:paragraph-properties fo:text-align="justify"/>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fo:font-size="11pt" style:font-size-asian="11pt" style:font-size-complex="11pt"/>
    </style:style>
    <style:style style:name="T88" style:parent-style-name="DefaultParagraphFont" style:family="text">
      <style:text-properties fo:font-size="11pt" style:font-size-asian="11pt" style:font-size-complex="11pt"/>
    </style:style>
    <style:style style:name="T89" style:parent-style-name="DefaultParagraphFont" style:family="text">
      <style:text-properties fo:font-size="11pt" style:font-size-asian="11pt" style:font-size-complex="11pt"/>
    </style:style>
    <style:style style:name="T90" style:parent-style-name="DefaultParagraphFont" style:family="text">
      <style:text-properties fo:font-size="11pt" style:font-size-asian="11pt" style:font-size-complex="11pt"/>
    </style:style>
    <style:style style:name="P91" style:parent-style-name="Normal" style:family="paragraph">
      <style:paragraph-properties fo:text-align="justify"/>
      <style:text-properties fo:font-size="11pt" style:font-size-asian="11pt" style:font-size-complex="11pt"/>
    </style:style>
    <style:style style:name="P92" style:parent-style-name="Normal" style:family="paragraph">
      <style:paragraph-properties fo:text-align="justify"/>
      <style:text-properties fo:font-size="11pt" style:font-size-asian="11pt" style:font-size-complex="11pt"/>
    </style:style>
  </office:automatic-styles>
  <office:body>
    <office:text text:use-soft-page-breaks="true">
      <text:p text:style-name="P1">Final version?</text:p>
      <text:p text:style-name="P2"/>
      <text:p text:style-name="P3">Test Driven GUI Development</text:p>
      <text:p text:style-name="P4"/>
      <text:p text:style-name="P5"><text:span text:style-name="T6">Raquel Alvarez</text:span><text:span text:style-name="T7">1</text:span><text:span text:style-name="T8">, Owen Arnold</text:span><text:span text:style-name="T9">1,2</text:span><text:span text:style-name="T10">, Nick Draper</text:span><text:span text:style-name="T11">1,2</text:span><text:span text:style-name="T12">, Mathew King</text:span><text:span text:style-name="T13">1</text:span></text:p>
      <text:p text:style-name="P14"><text:span text:style-name="T15">1</text:span><text:span text:style-name="T16">STFC Rutherford Appleton Laboratory, Oxfordshire, UK</text:span></text:p>
      <text:p text:style-name="P17"><text:span text:style-name="T18">2</text:span><text:span text:style-name="T19">Tessella plc,<text:s/></text:span><text:span text:style-name="T20">Abingdon, Oxfordshire, UK</text:span></text:p>
      <text:p text:style-name="P21"/>
      <text:p text:style-name="P22"><text:span text:style-name="T23">From its inception, software quality has been at the forefront of concerns in Mantid</text:span><text:span text:style-name="T24">[1]</text:span><text:span text:style-name="T25">, a scientific framework for reduction of neutron scattering data. The Mantid project was implemented with a long term future in mind, and the<text:s/></text:span><text:span text:style-name="T26">need to maintain quality and robustness while continuing to develop the framework has been a cornerstone in the project. As such, we have developed a comprehensive and robust automated testing framework of many thousands of unit tests covering all aspects<text:s/></text:span><text:span text:style-name="T27">of the underlying framework and algorithms, which are supplemented by hundreds of automated system tests that verify full workflow on real data vo</text:span><text:span text:style-name="T28">l</text:span><text:span text:style-name="T29">umes. This has proved invaluable to ensuring that core aspects of the application are thoroughly exercised an</text:span><text:span text:style-name="T30">d validated before any change is accepted. However, graphical user interfaces (GUIs), which provide an important front-end to many of Mantid's users, have historically been hard to test, needing specialised co</text:span><text:span text:style-name="T31">m</text:span><text:span text:style-name="T32">mercial testing frameworks with scripts that c</text:span><text:span text:style-name="T33">an often be fragile to further development changes. In addition, traditional approaches to generating such interfaces often introduce long-term problems into frameworks of this type.<text:s/></text:span></text:p>
      <text:p text:style-name="P34"><text:span text:style-name="T35">In the past, manual testing has been the solution in these areas, howeve</text:span><text:span text:style-name="T36">r this is both expensive in a large pr</text:span><text:span text:style-name="T37">o</text:span><text:span text:style-name="T38">ject when testing must be repeated with each release, and prone to missing errors. Indeed, the user interface has been the site of the majority of bugs found after release in Mantid for many years.</text:span></text:p>
      <text:p text:style-name="P39"><text:span text:style-name="T40">Recently, we have b</text:span><text:span text:style-name="T41">egun to build new interfaces using<text:s/></text:span><text:span text:style-name="T42">the Model-View-Presenter (MVP) design pa</text:span><text:span text:style-name="T43">t</text:span><text:span text:style-name="T44">tern, which originates from a family of designs, in which view and presentation logic are entirely separated. The presentation logic is naturally made available for unit testing, a</text:span><text:span text:style-name="T45">nd we can therefore automate our testing sc</text:span><text:span text:style-name="T46">e</text:span><text:span text:style-name="T47">narios, provide wide test coverage, and test at speeds unobtainable via GUI testing frameworks. Test driven development complements MVP approaches, and we find that applications prove to be much more robust and r</text:span><text:span text:style-name="T48">eliable, even while under significant development.</text:span></text:p>
      <text:p text:style-name="P49"><text:span text:style-name="T50">Indeed this design pattern can be applied at a lower level, recently several technique areas have requested an enhanced batch processing capability within their user interfaces. Therefore it makes sense to</text:span><text:span text:style-name="T51"><text:s/>build a general data reduction widget that can be inserted into Mantid user interfaces, allowing developers to share the maintenance and development effort involved in taking care of UIs. This new “DataProcessor” widget r</text:span><text:span text:style-name="T52">e</text:span><text:span text:style-name="T53">quires little information about t</text:span><text:span text:style-name="T54">he specific technique area, providing a neat and concise way to execute co</text:span><text:span text:style-name="T55">m</text:span><text:span text:style-name="T56">plex batch-processing via "DataProcessorAlgorithms”, and as it uses the MVP pattern, it comes with a full set of unit tests that ensure its long term maintainability and robustness<text:s/></text:span><text:span text:style-name="T57">against code changes, across all the interfaces that use it.</text:span></text:p>
      <text:p text:style-name="P58"/>
      <text:p text:style-name="Standard"/>
      <text:p text:style-name="P59">References</text:p>
      <text:p text:style-name="P60"><text:span text:style-name="T61">[1]<text:s/></text:span><text:a xlink:href="http://www.mantidroject.org" office:target-frame-name="_top" xlink:show="replace"><text:span text:style-name="T62">www.mantidroj</text:span><text:bookmark-start text:name="_Hlt454949748"/><text:bookmark-start text:name="_Hlt454949749"/><text:span text:style-name="T63">e</text:span><text:bookmark-end text:name="_Hlt454949748"/><text:bookmark-end text:name="_Hlt454949749"/><text:span text:style-name="T64">ct.org</text:span></text:a></text:p>
      <text:p text:style-name="P65"/>
      <text:p text:style-name="P66">First version</text:p>
      <text:p text:style-name="P67"/>
      <text:p text:style-name="P68">Automated software testing -or unit testing- refers to the methodology or practice of testing<text:s/>certain areas -units- of code in a project. The benefit of unit testing is many fold: not only does it help identify changes in the code that break the existing functionality, but it also encourages a modular design -essential for reuse and maintainability- and provides concrete examples of the functionality provided by a specific unit. When it comes to Graphical User Interfaces (GUIs), one of the most widely used techniques is the Model-View-Presenter (MVP) design pattern (and derivations), which decouples<text:s/>presentation logic and business logic -often referred to as “separation of concerns”- allowing the automated testing of user interfaces. In Mantid, an increasing number of user interfaces now make use of this approach, which has proven to be the most effective way of ensuring maintainability and reducing the fragility of user interfaces to code changes.</text:p>
      <text:p text:style-name="Standard"/>
      <text:p text:style-name="Standard">On the other hand, several technique areas are now asking for similar functionality when it comes to data reduction, and therefore it makes sense to build<text:s/>a general data reduction widget that can be inserted into Mantid user interfaces, allowing developers to share the maintenance and development effort involved in taking care of UIs. <text:s/>This new “DataProcessor” widget requires little information about the specific technique area, providing a neat and concise way to execute complex batch-processing via "DataProcessorAlgorithms”, and as it uses the MVP pattern, it comes with a full set of unit tests that ensure its long term maintainability and robustness against code changes.</text:p>
      <text:p text:style-name="Standard"/>
      <text:p text:style-name="Standard"/>
      <text:p text:style-name="Standard"/>
      <text:p text:style-name="P69">Alternative:</text:p>
      <text:p text:style-name="Standard"/>
      <text:p text:style-name="P70"><text:span text:style-name="T71">The Mantid</text:span><text:span text:style-name="T72">[1]</text:span><text:span text:style-name="T73"><text:s/>project was implemented with a long term future in mind, and the need to maintain quality and robustness while continuing to develop the framework has been a cornerstone of the project. <text:s/>As such we have devel</text:span><text:span text:style-name="T74">oped a comprehensive and ro</text:span><text:span text:style-name="T75">bust automated testing framework of many thousands of unit tests covering all aspects of the underlying framework, and algorithms. <text:s/>This is supplemented by hundreds of automated system tests that verify full workflow on real data</text:span><text:span text:style-name="T76"><text:s/>volumes to ensure unanticipated changes to results are spotted before any change is accepted. <text:s/>This has provided a solid testing assurance on the framework while minimising the developer effort needed through automation using CTest and Jenkins. <text:s/>However t</text:span><text:span text:style-name="T77">he graphical user interfaces have historically been hard to test, needing specialised commercial testing frameworks with scripts that can often be fragile to further development changes. <text:s/>In the past manual testing has been the solution in these areas, how</text:span><text:span text:style-name="T78">ever this is both expensive in a large project when testing must be repeated with each release, and prone to missing errors. <text:s/>Indeed, the user interface has been the site of the majority of bugs found after release in Mantid for many years.</text:span></text:p>
      <text:p text:style-name="P79"/>
      <text:p text:style-name="P80">Recently we have begun to build new interfaces using the Model-View-Presenter (MVP) design pattern, which decouples presentation logic and business logic -often referred to as “separation of concerns”- allowing the automated testing of the presentation logic, as well as<text:s/>the Business logic. <text:s/>The interfaces we have built this way, along with their suite of unit tests, have rapidly shown themselves to be much more robust and reliable, even while under significant development.</text:p>
      <text:p text:style-name="P81"/>
      <text:p text:style-name="P82">Indeed this design pattern can be applied at a<text:s/>lower level, recently several technique areas have requested an enhanced batch processing capability within their user interfaces. <text:s/>Therefore it makes sense to build a general data reduction widget that can be inserted into Mantid user interfaces, allowing<text:s/>developers to share the maintenance and development effort involved in taking care of UIs. <text:s/>This new “DataProcessor” widget requires little information about the specific technique area, providing a neat and concise way to execute complex batch-processing<text:s/>via "DataProcessorAlgorithms”, and as it uses the MVP pattern, it comes with a full set of unit tests that ensure its long term maintainability and robustness against code changes, across all the interfaces that use it.</text:p>
      <text:p text:style-name="P83"/>
      <text:p text:style-name="Standard"/>
      <text:p text:style-name="P84">Alternative (Owen's)</text:p>
      <text:p text:style-name="Standard"/>
      <text:p text:style-name="Standard">From it's<text:s/>inception, software quality has been at the forefront of concerns in the Mantid, a scientific framework for reduction of neutron scattering data. A layered approach to automated testing has proved invaluable to ensuring that core aspects of the application<text:s/>are thoroughly exercised and validated.</text:p>
      <text:p text:style-name="Standard"/>
      <text:p text:style-name="Standard">Graphical user interfaces (GUIs) provide an important front-end to many of Mantid's users, however the traditional approaches to generating such interfaces often introduce long-term problems into frameworks of this<text:s/>type. Advancements in frameworks for developing GUIs, allow generation of customised interfaces in very short timescales, yet, rapid initial progress normally results in loss of maintainability, testability, reliability, and overall quality. Future enhancements or often prohibitively slow, and lead to instability if no attention is paid to an overarching design.</text:p>
      <text:p text:style-name="Standard"/>
      <text:p text:style-name="P85"><text:span text:style-name="T86">In the past manual testing has been the solution in these areas, however this is both expensive in a large project when testing must be repeated<text:s/></text:span><text:span text:style-name="T87">with each release, and prone to missing errors. <text:s/>Indeed, the user interface has been the site of the majority of bugs found after release in Mantid for many years.</text:span></text:p>
      <text:p text:style-name="Standard"/>
      <text:p text:style-name="Standard">Recently, Mantid user interfaces have been built using<text:s/><text:span text:style-name="T88">the Model-View-Presenter (MVP) desig</text:span><text:span text:style-name="T89">n pattern, which originates from a family of designs, in which, view and presentation logic are entirely separated. The presentation logic is naturally made available for unit testing, and we can therefore automate our testing scenarios, provide wide test<text:s/></text:span><text:span text:style-name="T90">coverage, and test at speeds unobtainable via GUI testing frameworks. Test driven development complements MVP approaches, and we find that applications prove to be much more robust and reliable, even while under significant development.</text:span></text:p>
      <text:p text:style-name="Standard"/>
      <text:p text:style-name="P91">Indeed this design<text:s/>pattern can be applied at a lower level, recently several technique areas have requested an enhanced batch processing capability within their user interfaces. <text:s/>Therefore it makes sense to build a general data reduction widget that can be inserted into Mantid user interfaces, allowing developers to share the maintenance and development effort involved in taking care of UIs. <text:s/>This new “DataProcessor” widget requires little information about the specific technique area, providing a neat and concise way to execute complex batch-processing via "DataProcessorAlgorithms”, and as it uses the MVP pattern, it comes with a full set of unit tests that ensure its long term maintainability and robustness against code changes, across all the interfaces that use it.</text:p>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atang" svg:font-family="Batang" style:font-family-generic="roman" style:font-pitch="variable" svg:panose-1="2 3 6 0 0 1 1 1 1 1"/>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mentText" style:display-name="Comment Text" style:family="paragraph" style:parent-style-name="Normal">
      <style:paragraph-properties fo:widows="2" fo:orphans="2" style:vertical-align="auto"/>
      <style:text-properties style:font-name="Times New Roman" style:font-name-asian="Batang" style:font-name-complex="Times New Roman" style:letter-kerning="false" style:language-asian="ko" style:country-asian="KR" style:language-complex="ar" style:country-complex="SA" fo:hyphenate="tru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9pt" style:font-size-asian="9pt" style:font-size-complex="9pt"/>
    </style:style>
    <style:style style:name="CommentTextChar" style:display-name="Comment Text Char" style:family="text" style:parent-style-name="DefaultParagraphFont">
      <style:text-properties style:font-name="Times New Roman" style:font-name-asian="Batang" style:font-name-complex="Times New Roman" style:letter-kerning="false" style:language-asian="ko" style:country-asian="KR" style:language-complex="ar" style:country-complex="SA"/>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raper, Nick (-,RAL,ISIS)</meta:initial-creator>
    <dc:creator>Alvarez Banos, Raquel (STFC,RAL,ISIS)</dc:creator>
    <meta:creation-date>2016-06-15T18:14:00Z</meta:creation-date>
    <dc:date>2016-06-29T07:10:00Z</dc:date>
    <meta:template xlink:href="Normal.dotm" xlink:type="simple"/>
    <meta:editing-cycles>2</meta:editing-cycles>
    <meta:editing-duration>PT66600S</meta:editing-duration>
    <meta:document-statistic meta:page-count="3" meta:paragraph-count="19" meta:word-count="1477" meta:character-count="9878" meta:row-count="70" meta:non-whitespace-character-count="8420"/>
  </office:meta>
</office:document-meta>
</file>